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b0044" officeooo:paragraph-rsid="000b0044"/>
    </style:style>
    <style:style style:name="P2" style:family="paragraph" style:parent-style-name="Preformatted_20_Text">
      <style:paragraph-properties fo:break-before="page"/>
      <style:text-properties officeooo:rsid="000b0044" officeooo:paragraph-rsid="000b0044"/>
    </style:style>
    <style:style style:name="P3" style:family="paragraph">
      <style:paragraph-properties fo:text-align="center"/>
    </style:style>
    <style:style style:name="P4" style:family="paragraph">
      <style:paragraph-properties fo:text-align="center"/>
      <style:text-properties fo:font-size="12pt"/>
    </style:style>
    <style:style style:name="P5" style:family="paragraph">
      <loext:graphic-properties draw:fill="none" draw:fill-color="#ffffff"/>
    </style:style>
    <style:style style:name="T1" style:family="text">
      <style:text-properties officeooo:rsid="0014f338"/>
    </style:style>
    <style:style style:name="T2" style:family="text">
      <style:text-properties officeooo:rsid="00175c61"/>
    </style:style>
    <style:style style:name="T3" style:family="text">
      <style:text-properties officeooo:rsid="00188854"/>
    </style:style>
    <style:style style:name="gr1" style:family="graphic">
      <style:graphic-properties svg:stroke-width="0.4cm" svg:stroke-color="#ffffff" draw:textarea-horizontal-align="center" draw:textarea-vertical-align="middle"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cm" svg:stroke-color="#000000" draw:textarea-horizontal-align="center" draw:textarea-vertical-align="middle"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4cm" svg:stroke-color="#ff0000" draw:textarea-horizontal-align="center" draw:textarea-vertical-align="middle"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4cm" svg:stroke-color="#00cc00" draw:textarea-horizontal-align="center" draw:textarea-vertical-align="middle"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4cm" svg:stroke-color="#0000ff" draw:textarea-horizontal-align="center" draw:textarea-vertical-align="middle"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4cm"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line text:anchor-type="paragraph" draw:z-index="5" draw:name="Tvar23" draw:style-name="gr1" draw:text-style-name="P3" svg:x1="9.599cm" svg:y1="20.565cm" svg:x2="9.592cm" svg:y2="21.149cm"><text:p/></draw:line><draw:line text:anchor-type="paragraph" draw:z-index="4" draw:name="Tvar23" draw:style-name="gr1" draw:text-style-name="P3" svg:x1="9.592cm" svg:y1="21.149cm" svg:x2="9.585cm" svg:y2="21.733cm"><text:p/></draw:line><draw:line text:anchor-type="paragraph" draw:z-index="3" draw:name="Tvar23" draw:style-name="gr1" draw:text-style-name="P3" svg:x1="9.585cm" svg:y1="21.733cm" svg:x2="9.578cm" svg:y2="22.317cm"><text:p/></draw:line><draw:line text:anchor-type="paragraph" draw:z-index="2" draw:name="Tvar23" draw:style-name="gr1" draw:text-style-name="P3" svg:x1="11.91cm" svg:y1="23.907cm" svg:x2="11.903cm" svg:y2="24.491cm"><text:p/></draw:line><draw:line text:anchor-type="paragraph" draw:z-index="1" draw:name="Tvar23" draw:style-name="gr1" draw:text-style-name="P3" svg:x1="11.903cm" svg:y1="24.491cm" svg:x2="11.896cm" svg:y2="25.075cm"><text:p/></draw:line><draw:line text:anchor-type="paragraph" draw:z-index="0" draw:name="Tvar23" draw:style-name="gr1" draw:text-style-name="P3" svg:x1="11.896cm" svg:y1="25.075cm" svg:x2="11.889cm" svg:y2="25.659cm"><text:p/></draw:line><draw:line text:anchor-type="paragraph" draw:z-index="67" draw:name="Tvar22" draw:style-name="gr4" draw:text-style-name="P4" svg:x1="4.785cm" svg:y1="7.923cm" svg:x2="5.547cm" svg:y2="7.923cm"><text:p/></draw:line><draw:line text:anchor-type="paragraph" draw:z-index="66" draw:name="Tvar22" draw:style-name="gr4" draw:text-style-name="P4" svg:x1="3.134cm" svg:y1="7.923cm" svg:x2="3.944cm" svg:y2="7.923cm"><text:p/></draw:line><draw:line text:anchor-type="paragraph" draw:z-index="65" draw:name="Tvar22" draw:style-name="gr3" draw:text-style-name="P4" svg:x1="3.944cm" svg:y1="7.923cm" svg:x2="4.785cm" svg:y2="7.923cm"><text:p/></draw:line><draw:line text:anchor-type="paragraph" draw:z-index="64" draw:name="Tvar23" draw:style-name="gr4" draw:text-style-name="P3" svg:x1="3.603cm" svg:y1="12.691cm" svg:x2="3.596cm" svg:y2="13.275cm"><text:p/></draw:line><draw:line text:anchor-type="paragraph" draw:z-index="63" draw:name="Tvar23" draw:style-name="gr5" draw:text-style-name="P3" svg:x1="3.575cm" svg:y1="13.275cm" svg:x2="3.568cm" svg:y2="13.859cm"><text:p/></draw:line><draw:line text:anchor-type="paragraph" draw:z-index="62" draw:name="Tvar23" draw:style-name="gr4" draw:text-style-name="P3" svg:x1="3.568cm" svg:y1="13.859cm" svg:x2="3.561cm" svg:y2="14.443cm"><text:p/></draw:line><draw:line text:anchor-type="paragraph" draw:z-index="61" draw:name="Tvar23" draw:style-name="gr3" draw:text-style-name="P3" svg:x1="11.611cm" svg:y1="12.691cm" svg:x2="11.604cm" svg:y2="13.275cm"><text:p/></draw:line><draw:line text:anchor-type="paragraph" draw:z-index="60" draw:name="Tvar23" draw:style-name="gr5" draw:text-style-name="P3" svg:x1="11.611cm" svg:y1="13.903cm" svg:x2="11.604cm" svg:y2="14.487cm"><text:p/></draw:line><draw:line text:anchor-type="paragraph" draw:z-index="59" draw:name="Tvar23" draw:style-name="gr5" draw:text-style-name="P3" svg:x1="16.598cm" svg:y1="13.859cm" svg:x2="16.591cm" svg:y2="14.443cm"><text:p/></draw:line><draw:line text:anchor-type="paragraph" draw:z-index="58" draw:name="Tvar23" draw:style-name="gr3" draw:text-style-name="P3" svg:x1="16.591cm" svg:y1="13.275cm" svg:x2="16.584cm" svg:y2="13.859cm"><text:p/></draw:line><draw:line text:anchor-type="paragraph" draw:z-index="57" draw:name="Tvar23" draw:style-name="gr4" draw:text-style-name="P3" svg:x1="16.591cm" svg:y1="12.691cm" svg:x2="16.584cm" svg:y2="13.275cm"><text:p/></draw:line><draw:line text:anchor-type="paragraph" draw:z-index="56" draw:name="Tvar22" draw:style-name="gr4" draw:text-style-name="P4" svg:x1="18.242cm" svg:y1="7.825cm" svg:x2="18.828cm" svg:y2="7.825cm"><text:p/></draw:line><draw:line text:anchor-type="paragraph" draw:z-index="55" draw:name="Tvar22" draw:style-name="gr3" draw:text-style-name="P4" svg:x1="18.827cm" svg:y1="7.825cm" svg:x2="19.413cm" svg:y2="7.825cm"><text:p/></draw:line><draw:line text:anchor-type="paragraph" draw:z-index="54" draw:name="Tvar22" draw:style-name="gr5" draw:text-style-name="P4" svg:x1="19.413cm" svg:y1="7.825cm" svg:x2="19.999cm" svg:y2="7.825cm"><text:p/></draw:line><draw:line text:anchor-type="paragraph" draw:z-index="53" draw:name="Tvar23" draw:style-name="gr4" draw:text-style-name="P3" svg:x1="20.956cm" svg:y1="13.809cm" svg:x2="20.949cm" svg:y2="14.393cm"><text:p/></draw:line><draw:line text:anchor-type="paragraph" draw:z-index="52" draw:name="Tvar23" draw:style-name="gr5" draw:text-style-name="P3" svg:x1="20.963cm" svg:y1="13.226cm" svg:x2="20.956cm" svg:y2="13.81cm"><text:p/></draw:line><draw:line text:anchor-type="paragraph" draw:z-index="51" draw:name="Tvar23" draw:style-name="gr5" draw:text-style-name="P3" svg:x1="20.923cm" svg:y1="14.393cm" svg:x2="20.916cm" svg:y2="14.977cm"><text:p/></draw:line><draw:line text:anchor-type="paragraph" draw:z-index="50" draw:name="Tvar23" draw:style-name="gr5" draw:text-style-name="P3" svg:x1="24.957cm" svg:y1="13.926cm" svg:x2="24.95cm" svg:y2="14.51cm"><text:p/></draw:line><draw:line text:anchor-type="paragraph" draw:z-index="49" draw:name="Tvar23" draw:style-name="gr3" draw:text-style-name="P3" svg:x1="24.95cm" svg:y1="13.342cm" svg:x2="24.943cm" svg:y2="13.926cm"><text:p/></draw:line><draw:line text:anchor-type="paragraph" draw:z-index="48" draw:name="Tvar23" draw:style-name="gr4" draw:text-style-name="P3" svg:x1="24.95cm" svg:y1="12.758cm" svg:x2="24.943cm" svg:y2="13.342cm"><text:p/></draw:line><draw:line text:anchor-type="paragraph" draw:z-index="47" draw:name="Tvar22" draw:style-name="gr3" draw:text-style-name="P4" svg:x1="19.651cm" svg:y1="4.528cm" svg:x2="20.237cm" svg:y2="4.528cm"><text:p/></draw:line><draw:line text:anchor-type="paragraph" draw:z-index="46" draw:name="Tvar22" draw:style-name="gr5" draw:text-style-name="P4" svg:x1="20.237cm" svg:y1="4.528cm" svg:x2="20.823cm" svg:y2="4.528cm"><text:p/></draw:line><draw:line text:anchor-type="paragraph" draw:z-index="45" draw:name="Tvar22" draw:style-name="gr5" draw:text-style-name="P4" svg:x1="19.066cm" svg:y1="4.528cm" svg:x2="19.652cm" svg:y2="4.528cm"><text:p/></draw:line><draw:line text:anchor-type="paragraph" draw:z-index="44" draw:name="Tvar23" draw:style-name="gr4" draw:text-style-name="P3" svg:x1="6.173cm" svg:y1="-0.467cm" svg:x2="6.166cm" svg:y2="0.117cm"><text:p/></draw:line><draw:line text:anchor-type="paragraph" draw:z-index="43" draw:name="Tvar23" draw:style-name="gr3" draw:text-style-name="P3" svg:x1="6.2cm" svg:y1="-1.051cm" svg:x2="6.193cm" svg:y2="-0.467cm"><text:p/></draw:line><draw:line text:anchor-type="paragraph" draw:z-index="42" draw:name="Tvar23" draw:style-name="gr4" draw:text-style-name="P3" svg:x1="16.557cm" svg:y1="-0.713cm" svg:x2="16.55cm" svg:y2="-0.129cm"><text:p/></draw:line><draw:line text:anchor-type="paragraph" draw:z-index="41" draw:name="Tvar23" draw:style-name="gr3" draw:text-style-name="P3" svg:x1="16.584cm" svg:y1="-1.297cm" svg:x2="16.577cm" svg:y2="-0.713cm"><text:p/></draw:line><draw:line text:anchor-type="paragraph" draw:z-index="40" draw:name="Tvar23" draw:style-name="gr5" draw:text-style-name="P3" svg:x1="11.611cm" svg:y1="-1.113cm" svg:x2="11.604cm" svg:y2="-0.529cm"><text:p/></draw:line><draw:line text:anchor-type="paragraph" draw:z-index="39" draw:name="Tvar23" draw:style-name="gr5" draw:text-style-name="P3" svg:x1="2.342cm" svg:y1="-1.268cm" svg:x2="2.335cm" svg:y2="-0.684cm"><text:p/></draw:line><draw:line text:anchor-type="paragraph" draw:z-index="38" draw:name="Tvar23" draw:style-name="gr4" draw:text-style-name="P3" svg:x1="2.342cm" svg:y1="-0.684cm" svg:x2="2.335cm" svg:y2="-0.1cm"><text:p/></draw:line><draw:line text:anchor-type="paragraph" draw:z-index="37" draw:name="Tvar23" draw:style-name="gr4" draw:text-style-name="P3" svg:x1="11.583cm" svg:y1="-0.529cm" svg:x2="11.576cm" svg:y2="0.055cm"><text:p/></draw:line><draw:line text:anchor-type="paragraph" draw:z-index="36" draw:name="Tvar22" draw:style-name="gr4" draw:text-style-name="P4" svg:x1="26.171cm" svg:y1="7.29cm" svg:x2="26.757cm" svg:y2="7.29cm"><text:p/></draw:line><draw:line text:anchor-type="paragraph" draw:z-index="35" draw:name="Tvar22" draw:style-name="gr3" draw:text-style-name="P4" svg:x1="26.756cm" svg:y1="7.29cm" svg:x2="27.342cm" svg:y2="7.29cm"><text:p/></draw:line><draw:line text:anchor-type="paragraph" draw:z-index="34" draw:name="Tvar23" draw:style-name="gr4" draw:text-style-name="P3" svg:x1="11.56cm" svg:y1="3.787cm" svg:x2="11.553cm" svg:y2="4.371cm"><text:p/></draw:line><draw:line text:anchor-type="paragraph" draw:z-index="33" draw:name="Tvar23" draw:style-name="gr3" draw:text-style-name="P3" svg:x1="11.587cm" svg:y1="3.203cm" svg:x2="11.58cm" svg:y2="3.787cm"><text:p/></draw:line><draw:line text:anchor-type="paragraph" draw:z-index="32" draw:name="Tvar16" draw:style-name="gr2" draw:text-style-name="P3" svg:x1="2.314cm" svg:y1="1.477cm" svg:x2="2.335cm" svg:y2="-0.573cm"><text:p/></draw:line><draw:line text:anchor-type="paragraph" draw:z-index="31" draw:name="Tvar16" draw:style-name="gr2" draw:text-style-name="P3" svg:x1="11.583cm" svg:y1="1.521cm" svg:x2="11.604cm" svg:y2="-0.529cm"><text:p/></draw:line><draw:line text:anchor-type="paragraph" draw:z-index="30" draw:name="Tvar16" draw:style-name="gr2" draw:text-style-name="P3" svg:x1="16.551cm" svg:y1="1.097cm" svg:x2="16.572cm" svg:y2="-0.953cm"><text:p/></draw:line><draw:line text:anchor-type="paragraph" draw:z-index="29" draw:name="Tvar16" draw:style-name="gr2" draw:text-style-name="P3" svg:x1="6.145cm" svg:y1="1.565cm" svg:x2="6.166cm" svg:y2="-0.485cm"><text:p/></draw:line><draw:line text:anchor-type="paragraph" draw:z-index="28" draw:name="Tvar15" draw:style-name="gr2" draw:text-style-name="P3" svg:x1="7.12cm" svg:y1="6.119cm" svg:x2="7.12cm" svg:y2="3.48cm"><text:p/></draw:line><draw:line text:anchor-type="paragraph" draw:z-index="27" draw:name="Tvar14" draw:style-name="gr2" draw:text-style-name="P3" svg:x1="20.893cm" svg:y1="9.53cm" svg:x2="20.893cm" svg:y2="7.646cm"><text:p/></draw:line><draw:line text:anchor-type="paragraph" draw:z-index="26" draw:name="Tvar13" draw:style-name="gr2" draw:text-style-name="P3" svg:x1="16.708cm" svg:y1="7.781cm" svg:x2="20.76cm" svg:y2="7.825cm"><text:p/></draw:line><draw:line text:anchor-type="paragraph" draw:z-index="25" draw:name="Tvar12" draw:style-name="gr2" draw:text-style-name="P3" svg:x1="16.618cm" svg:y1="4.528cm" svg:x2="25.016cm" svg:y2="4.505cm"><text:p/></draw:line><draw:line text:anchor-type="paragraph" draw:z-index="24" draw:name="Tvar11" draw:style-name="gr2" draw:text-style-name="P3" svg:x1="25.015cm" svg:y1="7.267cm" svg:x2="27.176cm" svg:y2="7.29cm"><text:p/></draw:line><draw:line text:anchor-type="paragraph" draw:z-index="23" draw:name="Tvar10" draw:style-name="gr2" draw:text-style-name="P3" svg:x1="25.127cm" svg:y1="-0.843cm" svg:x2="20.581cm" svg:y2="-0.82cm"><text:p/></draw:line><draw:line text:anchor-type="paragraph" draw:z-index="22" draw:name="Tvar9" draw:style-name="gr2" draw:text-style-name="P3" svg:x1="20.715cm" svg:y1="2.054cm" svg:x2="20.738cm" svg:y2="-0.998cm"><text:p/></draw:line><draw:line text:anchor-type="paragraph" draw:z-index="21" draw:name="Tvar8" draw:style-name="gr2" draw:text-style-name="P3" svg:x1="25.016cm" svg:y1="9.931cm" svg:x2="24.926cm" svg:y2="-0.843cm"><text:p/></draw:line><draw:line text:anchor-type="paragraph" draw:z-index="20" draw:name="Tvar7" draw:style-name="gr2" draw:text-style-name="P3" svg:x1="16.708cm" svg:y1="9.55cm" svg:x2="16.618cm" svg:y2="3.267cm"><text:p/></draw:line><draw:line text:anchor-type="paragraph" draw:z-index="19" draw:name="Tvar6" draw:style-name="gr2" draw:text-style-name="P3" svg:x1="11.649cm" svg:y1="8.682cm" svg:x2="11.561cm" svg:y2="3.422cm"><text:p/></draw:line><draw:line text:anchor-type="paragraph" draw:z-index="18" draw:name="Tvar5" draw:style-name="gr2" draw:text-style-name="P3" svg:x1="1.505cm" svg:y1="7.948cm" svg:x2="7.312cm" svg:y2="7.837cm"><text:p/></draw:line><draw:line text:anchor-type="paragraph" draw:z-index="17" draw:name="Tvar4" draw:style-name="gr2" draw:text-style-name="P3" svg:x1="7.347cm" svg:y1="6.13cm" svg:x2="-0.85cm" svg:y2="6.119cm"><text:p/></draw:line><draw:line text:anchor-type="paragraph" draw:z-index="16" draw:name="Tvar3" draw:style-name="gr2" draw:text-style-name="P3" svg:x1="-0.586cm" svg:y1="6.119cm" svg:x2="-0.54cm" svg:y2="10.063cm"><text:p/></draw:line><draw:line text:anchor-type="paragraph" draw:z-index="15" draw:name="Tvar3" draw:style-name="gr2" draw:text-style-name="P3" svg:x1="1.723cm" svg:y1="8.029cm" svg:x2="1.744cm" svg:y2="10.213cm"><text:p/></draw:line><draw:line text:anchor-type="paragraph" draw:z-index="14" draw:name="Tvar3" draw:style-name="gr2" draw:text-style-name="P3" svg:x1="7.583cm" svg:y1="12.691cm" svg:x2="7.604cm" svg:y2="15.654cm"><text:p/></draw:line><draw:line text:anchor-type="paragraph" draw:z-index="13" draw:name="Tvar3" draw:style-name="gr2" draw:text-style-name="P3" svg:x1="3.56cm" svg:y1="11.488cm" svg:x2="3.604cm" svg:y2="15.654cm"><text:p/></draw:line><draw:line text:anchor-type="paragraph" draw:z-index="12" draw:name="Tvar3" draw:style-name="gr2" draw:text-style-name="P3" svg:x1="-0.561cm" svg:y1="12.645cm" svg:x2="-0.531cm" svg:y2="15.721cm"><text:p/></draw:line><draw:line text:anchor-type="paragraph" draw:z-index="11" draw:name="Tvar3" draw:style-name="gr2" draw:text-style-name="P3" svg:x1="16.526cm" svg:y1="11.268cm" svg:x2="16.605cm" svg:y2="15.655cm"><text:p/></draw:line><draw:line text:anchor-type="paragraph" draw:z-index="10" draw:name="Tvar3" draw:style-name="gr2" draw:text-style-name="P3" svg:x1="11.58cm" svg:y1="11.201cm" svg:x2="11.605cm" svg:y2="15.655cm"><text:p/></draw:line><draw:line text:anchor-type="paragraph" draw:z-index="9" draw:name="Tvar3" draw:style-name="gr2" draw:text-style-name="P3" svg:x1="21.005cm" svg:y1="11.421cm" svg:x2="20.95cm" svg:y2="15.721cm"><text:p/></draw:line><draw:line text:anchor-type="paragraph" draw:z-index="8" draw:name="Tvar3" draw:style-name="gr2" draw:text-style-name="P3" svg:x1="25.015cm" svg:y1="11.421cm" svg:x2="24.95cm" svg:y2="15.721cm"><text:p/></draw:line><draw:line text:anchor-type="paragraph" draw:z-index="7" draw:name="Tvar2" draw:style-name="gr2" draw:text-style-name="P3" svg:x1="-0.716cm" svg:y1="15.721cm" svg:x2="25.129cm" svg:y2="15.61cm"><text:p/></draw:line><draw:line text:anchor-type="paragraph" draw:z-index="6" draw:name="Tvar1" draw:style-name="gr2" draw:text-style-name="P3" svg:x1="11.605cm" svg:y1="18.306cm" svg:x2="11.605cm" svg:y2="15.655cm"><text:p/></draw:line><draw:frame text:anchor-type="paragraph" draw:z-index="68" draw:name="Tvar17" draw:style-name="gr6" draw:text-style-name="P5" svg:width="2.229cm" svg:height="0.847cm" svg:x="11.936cm" svg:y="16.522cm"><draw:text-box><text:p>↑Start</text:p></draw:text-box></draw:frame><draw:line text:anchor-type="paragraph" draw:z-index="69" draw:name="Tvar23" draw:style-name="gr5" draw:text-style-name="P3" svg:x1="11.611cm" svg:y1="17.424cm" svg:x2="11.604cm" svg:y2="18.008cm"><text:p/></draw:line><draw:line text:anchor-type="paragraph" draw:z-index="70" draw:name="Tvar23" draw:style-name="gr3" draw:text-style-name="P3" svg:x1="11.604cm" svg:y1="18.007cm" svg:x2="11.597cm" svg:y2="18.591cm"><text:p/></draw:line></text:p>
      <text:p text:style-name="P2"/>
      <text:p text:style-name="P1">Mapa – <text:span text:style-name="T1">3</text:span> </text:p>
      <text:p text:style-name="P1"/>
      <text:p text:style-name="P1">Úvod: Úkolem je doplnit <text:span text:style-name="T2">všechny chybějící části trasy tak, aby Ozobot vždy dorazil do cíle (není potřeba využít všechny zakreslené trasy). Ozobot, pokud nedostane příkaz, se na křižovatce rozhoduje náhodně, nikdy nevíme kudy se vydá, proto je potřeba vyřešit mapu tak aby vždy dorazil do cíle. <text:s/></text:span>. </text:p>
      <text:p text:style-name="P1"/>
      <text:p text:style-name="P1">Cílem této mapy je naučit se orientovat v Ozokódu, umět číst již zapsaný Ozokód a zapisovat <text:span text:style-name="T3">trasu tak aby Ozobot vykonal co my chce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2T16:23:32.748000000</dc:date>
    <meta:editing-duration>PT37M28S</meta:editing-duration>
    <meta:editing-cycles>8</meta:editing-cycles>
    <meta:generator>LibreOffice/5.1.6.2$Windows_X86_64 LibreOffice_project/07ac168c60a517dba0f0d7bc7540f5afa45f0909</meta:generator>
    <meta:document-statistic meta:table-count="0" meta:image-count="0" meta:object-count="0" meta:page-count="2" meta:paragraph-count="3" meta:word-count="73" meta:character-count="441" meta:non-whitespace-character-count="366"/>
  </office:meta>
</office:document-meta>
</file>